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9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background-color="#FFFFFF" style:language-asian="ru" style:country-asian="RU"/>
    </style:style>
    <style:style style:name="P3" style:parent-style-name="Standard" style:family="paragraph">
      <style:paragraph-properties fo:text-align="center" fo:margin-bottom="0.0833in" fo:line-height="100%" fo:text-indent="0.2916in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background-color="#FFFFFF" style:language-asian="ru" style:country-asian="RU"/>
    </style:style>
    <style:style style:name="P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0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1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2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3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 style:language-asian="ru" style:country-asian="RU"/>
    </style:style>
    <style:style style:name="P14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 style:language-asian="ru" style:country-asian="RU"/>
    </style:style>
    <style:style style:name="P15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6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7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8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9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0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1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2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3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4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6pt" style:font-size-asian="16pt" style:font-size-complex="16pt" style:language-asian="ru" style:country-asian="RU"/>
    </style:style>
    <style:style style:name="P26" style:parent-style-name="Standard" style:family="paragraph">
      <style:paragraph-properties fo:text-align="center" fo:margin-bottom="0.0833in" fo:line-height="100%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TableColumn28" style:family="table-column">
      <style:table-column-properties style:column-width="1.4583in" style:use-optimal-column-width="false"/>
    </style:style>
    <style:style style:name="TableColumn29" style:family="table-column">
      <style:table-column-properties style:column-width="1.7305in" style:use-optimal-column-width="false"/>
    </style:style>
    <style:style style:name="Table27" style:family="table">
      <style:table-properties style:width="3.1888in" fo:margin-left="0in" table:align="righ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imes New Roman" fo:font-size="13pt" style:font-size-asian="13pt" style:font-size-complex="13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imes New Roman" fo:font-size="13pt" style:font-size-asian="13pt" style:font-size-complex="13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imes New Roman" fo:font-size="13pt" style:font-size-asian="13pt" style:font-size-complex="13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imes New Roman" fo:font-size="13pt" style:font-size-asian="13pt" style:font-size-complex="13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imes New Roman" fo:font-size="13pt" style:font-size-asian="13pt" style:font-size-complex="13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Times New Roman" fo:font-size="13pt" style:font-size-asian="13pt" style:font-size-complex="13pt"/>
    </style:style>
    <style:style style:name="TableRow45" style:family="table-row">
      <style:table-row-properties style:min-row-height="0.3847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fo:font-size="13pt" style:font-size-asian="13pt" style:font-size-complex="13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Times New Roman" fo:font-size="13pt" style:font-size-asian="13pt" style:font-size-complex="13pt"/>
    </style:style>
    <style:style style:name="TableRow50" style:family="table-row">
      <style:table-row-properties style:min-row-height="0.5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Times New Roman" fo:font-size="13pt" style:font-size-asian="13pt" style:font-size-complex="13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Times New Roman" fo:font-size="13pt" style:font-size-asian="13pt" style:font-size-complex="13pt"/>
    </style:style>
    <style:style style:name="TableRow55" style:family="table-row">
      <style:table-row-properties style:min-row-height="0.559in"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Times New Roman" fo:font-size="13pt" style:font-size-asian="13pt" style:font-size-complex="13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Times New Roman" fo:font-size="13pt" style:font-size-asian="13pt" style:font-size-complex="13pt"/>
    </style:style>
    <style:style style:name="P60" style:parent-style-name="Standard" style:family="paragraph">
      <style:paragraph-properties fo:margin-bottom="0.1666in" fo:line-height="100%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61" style:parent-style-name="Standard" style:family="paragraph">
      <style:paragraph-properties fo:text-align="center" fo:margin-bottom="0.1666in" fo:line-height="100%"/>
    </style:style>
    <style:style style:name="T62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63" style:parent-style-name="Standard" style:family="paragraph">
      <style:paragraph-properties fo:break-before="page" fo:margin-bottom="0in" fo:line-height="100%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6" style:parent-style-name="Standard" style:family="paragraph">
      <style:paragraph-properties fo:text-align="justify" style:vertical-align="middl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P67" style:parent-style-name="NormalWeb" style:family="paragraph">
      <style:paragraph-properties fo:margin-top="0in" fo:margin-bottom="0in"/>
    </style:style>
    <style:style style:name="T68" style:parent-style-name="DefaultParagraphFont" style:family="text">
      <style:text-properties fo:color="#000000"/>
    </style:style>
    <style:style style:name="T69" style:parent-style-name="DefaultParagraphFont" style:family="text">
      <style:text-properties fo:color="#000000" fo:language="en" fo:country="US"/>
    </style:style>
    <style:style style:name="T70" style:parent-style-name="DefaultParagraphFont" style:family="text">
      <style:text-properties fo:color="#000000"/>
    </style:style>
    <style:style style:name="P71" style:parent-style-name="NormalWeb" style:family="paragraph">
      <style:paragraph-properties fo:margin-top="0in" fo:margin-bottom="0in"/>
      <style:text-properties fo:color="#000000" fo:font-size="13.5pt" style:font-size-asian="13.5pt" style:font-size-complex="13.5pt"/>
    </style:style>
    <style:style style:name="P7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P74" style:parent-style-name="ListParagraph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75" style:parent-style-name="ListParagraph" style:list-style-name="WWNum5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76" style:parent-style-name="ListParagraph" style:list-style-name="WWNum5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77" style:parent-style-name="ListParagraph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7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P80" style:parent-style-name="Standard" style:family="paragraph">
      <style:paragraph-properties fo:text-align="justify" fo:margin-bottom="0in" fo:line-height="100%"/>
    </style:style>
    <style:style style:name="T81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82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83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background-color="#FFFFFF" style:language-asian="ru" style:country-asian="RU"/>
    </style:style>
    <style:style style:name="P85" style:parent-style-name="Standard" style:family="paragraph">
      <style:paragraph-properties fo:text-align="justify" fo:margin-bottom="0in" fo:line-height="100%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8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8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P89" style:parent-style-name="ListParagraph" style:list-style-name="WWNum6" style:family="paragraph">
      <style:paragraph-properties fo:text-align="justify" fo:margin-top="0.1666in" fo:line-height="115%" fo:margin-left="0in" fo:text-indent="0.2958in">
        <style:tab-stops/>
      </style:paragraph-properties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9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9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9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9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background-color="#FEFEFE" fo:language="en" fo:country="US"/>
    </style:style>
    <style:style style:name="T9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9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0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0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0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background-color="#FEFEFE" fo:language="en" fo:country="US"/>
    </style:style>
    <style:style style:name="T10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0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08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background-color="#FEFEFE" fo:language="en" fo:country="US"/>
    </style:style>
    <style:style style:name="T10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10" style:parent-style-name="DefaultParagraphFont" style:family="text">
      <style:text-properties style:font-name="Times New Roman" style:font-name-complex="Times New Roman" fo:font-size="12pt" style:font-size-asian="12pt" style:font-size-complex="12pt" fo:background-color="#FEFEFE"/>
    </style:style>
    <style:style style:name="T111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background-color="#FEFEFE"/>
    </style:style>
    <style:style style:name="T112" style:parent-style-name="DefaultParagraphFont" style:family="text">
      <style:text-properties style:font-name="Times New Roman" style:font-name-complex="Times New Roman" fo:font-size="12pt" style:font-size-asian="12pt" style:font-size-complex="12pt" fo:background-color="#FEFEFE"/>
    </style:style>
    <style:style style:name="T11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background-color="#FEFEFE"/>
    </style:style>
    <style:style style:name="T114" style:parent-style-name="DefaultParagraphFont" style:family="text">
      <style:text-properties style:font-name="Times New Roman" style:font-name-complex="Times New Roman" fo:font-size="12pt" style:font-size-asian="12pt" style:font-size-complex="12pt" fo:background-color="#FEFEFE"/>
    </style:style>
    <style:style style:name="T115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background-color="#FEFEFE"/>
    </style:style>
    <style:style style:name="T116" style:parent-style-name="DefaultParagraphFont" style:family="text">
      <style:text-properties style:font-name="Times New Roman" style:font-name-complex="Times New Roman" fo:font-size="12pt" style:font-size-asian="12pt" style:font-size-complex="12pt" fo:background-color="#FEFEFE"/>
    </style:style>
    <style:style style:name="T117" style:parent-style-name="DefaultParagraphFont" style:family="text">
      <style:text-properties style:font-name="Times New Roman" style:font-name-complex="Times New Roman" fo:font-size="12pt" style:font-size-asian="12pt" style:font-size-complex="12pt" fo:background-color="#FEFEFE"/>
    </style:style>
    <style:style style:name="T118" style:parent-style-name="DefaultParagraphFont" style:family="text">
      <style:text-properties style:font-name="Times New Roman" style:font-name-complex="Times New Roman" fo:font-size="12pt" style:font-size-asian="12pt" style:font-size-complex="12pt" fo:background-color="#FEFEFE" fo:language="en" fo:country="US"/>
    </style:style>
    <style:style style:name="T119" style:parent-style-name="DefaultParagraphFont" style:family="text">
      <style:text-properties style:font-name="Times New Roman" style:font-name-complex="Times New Roman" fo:font-size="12pt" style:font-size-asian="12pt" style:font-size-complex="12pt" fo:background-color="#FEFEFE"/>
    </style:style>
    <style:style style:name="P120" style:parent-style-name="ListParagraph" style:list-style-name="WWNum6" style:family="paragraph">
      <style:paragraph-properties fo:text-align="justify" fo:margin-top="0.1666in" fo:line-height="115%" fo:margin-left="0in" fo:text-indent="0.2958in">
        <style:tab-stops/>
      </style:paragraph-properties>
    </style:style>
    <style:style style:name="T12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2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2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2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28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background-color="#FEFEFE" fo:language="en" fo:country="US"/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3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3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background-color="#FEFEFE" fo:language="en" fo:country="US"/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3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background-color="#FEFEFE" fo:language="en" fo:country="US"/>
    </style:style>
    <style:style style:name="T13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EFEFE" style:language-asian="ru" style:country-asian="RU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background-color="#FEFEFE" style:language-asian="ru" style:country-asian="RU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EFEFE" style:language-asian="ru" style:country-asian="RU"/>
    </style:style>
    <style:style style:name="T14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background-color="#FEFEFE" style:language-asian="ru" style:country-asian="RU"/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EFEFE" style:language-asian="ru" style:country-asian="RU"/>
    </style:style>
    <style:style style:name="T1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EFEFE" style:language-asian="ru" style:country-asian="RU"/>
    </style:style>
    <style:style style:name="T14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background-color="#FEFEFE" style:language-asian="ru" style:country-asian="RU"/>
    </style:style>
    <style:style style:name="T1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EFEFE" style:language-asian="ru" style:country-asian="RU"/>
    </style:style>
    <style:style style:name="T1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ru" style:country-asian="RU"/>
    </style:style>
    <style:style style:name="T1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5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ru" style:country-asian="RU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6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ru" style:country-asian="RU"/>
    </style:style>
    <style:style style:name="T1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66" style:parent-style-name="ListParagraph" style:list-style-name="WWNum6" style:family="paragraph">
      <style:paragraph-properties fo:text-align="justify" fo:margin-top="0.1666in" fo:line-height="115%" fo:margin-left="0in" fo:text-indent="0.2958in">
        <style:tab-stops/>
      </style:paragraph-properties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6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EFEFE" style:language-asian="ru" style:country-asian="RU"/>
    </style:style>
    <style:style style:name="T17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background-color="#FEFEFE" style:language-asian="ru" style:country-asian="RU"/>
    </style:style>
    <style:style style:name="T1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EFEFE" style:language-asian="ru" style:country-asian="RU"/>
    </style:style>
    <style:style style:name="T17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background-color="#FEFEFE" style:language-asian="ru" style:country-asian="RU"/>
    </style:style>
    <style:style style:name="T1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EFEFE" style:language-asian="ru" style:country-asian="RU"/>
    </style:style>
    <style:style style:name="T1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78" style:parent-style-name="ListParagraph" style:list-style-name="WWNum6" style:family="paragraph">
      <style:paragraph-properties fo:text-align="justify" fo:margin-top="0.1666in" fo:line-height="115%" fo:margin-left="0in" fo:text-indent="0.2958in">
        <style:tab-stops/>
      </style:paragraph-properties>
    </style:style>
    <style:style style:name="T17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8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81" style:parent-style-name="DefaultParagraphFont" style:family="text">
      <style:text-properties style:font-name="Times New Roman" style:font-name-complex="Times New Roman" fo:font-size="12pt" style:font-size-asian="12pt" style:font-size-complex="12pt" fo:background-color="#FEFEFE"/>
    </style:style>
    <style:style style:name="T182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3" style:parent-style-name="ListParagraph" style:list-style-name="WWNum6" style:family="paragraph">
      <style:paragraph-properties fo:text-align="justify" fo:margin-top="0.1666in" fo:line-height="115%" fo:margin-left="0in" fo:text-indent="0.2958in">
        <style:tab-stops/>
      </style:paragraph-properties>
    </style:style>
    <style:style style:name="T18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 fo:language="en" fo:country="US"/>
    </style:style>
    <style:style style:name="T18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EFEFE"/>
    </style:style>
    <style:style style:name="T186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88" style:parent-style-name="Standard" style:family="paragraph">
      <style:paragraph-properties fo:text-align="justify"/>
    </style:style>
    <style:style style:name="T189" style:parent-style-name="DefaultParagraphFont" style:family="text">
      <style:text-properties style:font-name="Times New Roman" style:font-name-complex="Courier New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4" style:parent-style-name="Standard" style:family="paragraph">
      <style:paragraph-properties fo:margin-bottom="0in" fo:line-height="100%">
        <style:tab-stops>
          <style:tab-stop style:type="left" style:position="2.8166in"/>
        </style:tab-stops>
      </style:paragraph-properties>
    </style:style>
    <style:style style:name="T1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19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19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19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P199" style:parent-style-name="Standard" style:family="paragraph">
      <style:paragraph-properties fo:margin-bottom="0in" fo:line-height="100%"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0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1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2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3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4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5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6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7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8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09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0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1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2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3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4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5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6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7" style:parent-style-name="Standard" style:family="paragraph">
      <style:paragraph-properties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8" style:parent-style-name="Standard" style:family="paragraph">
      <style:paragraph-properties fo:margin-bottom="0in" fo:line-height="100%">
        <style:tab-stops>
          <style:tab-stop style:type="left" style:position="2.8166in"/>
        </style:tab-stops>
      </style:paragraph-properties>
      <style:text-properties style:font-name="Times New Roman" style:font-name-asian="Times New Roman" style:font-name-complex="Courier New" fo:font-size="12pt" style:font-size-asian="12pt" style:font-size-complex="12pt" fo:language="en" fo:country="US" style:language-asian="ru" style:country-asian="RU"/>
    </style:style>
    <style:style style:name="P219" style:parent-style-name="Standard" style:family="paragraph">
      <style:paragraph-properties fo:text-align="justify" fo:margin-top="0.1666in" fo:line-height="100%"/>
    </style:style>
    <style:style style:name="T2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21" style:parent-style-name="Standard" style:family="paragraph">
      <style:paragraph-properties fo:text-align="justify" fo:margin-bottom="0in" fo:line-height="100%"/>
    </style:style>
    <style:style style:name="T22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T22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2pt" style:font-size-asian="12pt" style:font-size-complex="12pt" fo:language="en" fo:country="US" style:language-asian="ru" style:country-asian="RU"/>
    </style:style>
    <style:style style:name="T22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2pt" style:font-size-asian="12pt" style:font-size-complex="12pt" style:language-asian="ru" style:country-asian="RU"/>
    </style:style>
    <style:style style:name="T22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2pt" style:font-size-asian="12pt" style:font-size-complex="12pt" fo:language="en" fo:country="US" style:language-asian="ru" style:country-asian="RU"/>
    </style:style>
    <style:style style:name="T22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2pt" style:font-size-asian="12pt" style:font-size-complex="12pt" style:language-asian="ru" style:country-asian="RU"/>
    </style:style>
    <style:style style:name="T22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P228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P229" style:parent-style-name="Standard" style:family="paragraph">
      <style:paragraph-properties fo:text-align="justify" fo:margin-bottom="0in" fo:line-height="100%"/>
    </style:style>
    <style:style style:name="T23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T2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T232" style:parent-style-name="DefaultParagraphFont" style:family="text">
      <style:text-properties style:font-name="Times New Roman" style:font-name-asian="Times New Roman" style:font-name-complex="Courier New" fo:color="#000000" fo:font-size="12pt" style:font-size-asian="12pt" style:font-size-complex="12pt" fo:background-color="#FFFFFF" fo:language="en" fo:country="US" style:language-asian="ru" style:country-asian="RU"/>
    </style:style>
    <style:style style:name="P233" style:parent-style-name="Standard" style:family="paragraph">
      <style:paragraph-properties fo:margin-bottom="0in" fo:line-height="100%"/>
      <style:text-properties style:font-name="Times New Roman" style:font-name-asian="Times New Roman" style:font-name-complex="Courier New" fo:color="#000000" fo:font-size="12pt" style:font-size-asian="12pt" style:font-size-complex="12pt" fo:language="en" fo:country="US" style:language-asian="ru" style:country-asian="RU"/>
    </style:style>
    <style:style style:name="P234" style:parent-style-name="Standard" style:family="paragraph">
      <style:paragraph-properties fo:text-align="justify" fo:margin-top="0.1666in" fo:line-height="100%"/>
    </style:style>
    <style:style style:name="T2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 style:language-asian="ru" style:country-asian="RU"/>
    </style:style>
    <style:style style:name="T2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 style:language-asian="ru" style:country-asian="RU"/>
    </style:style>
    <style:style style:name="T2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3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40" style:parent-style-name="DefaultParagraphFont" style:family="text">
      <style:text-properties style:font-name="Menlo" style:font-name-complex="Menlo" fo:color="#C3741C" fo:font-size="9pt" style:font-size-asian="9pt" style:font-size-complex="9pt" fo:language="en" fo:country="GB"/>
    </style:style>
    <style:style style:name="P24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24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43" style:parent-style-name="DefaultParagraphFont" style:family="text">
      <style:text-properties style:font-name="Menlo" style:font-name-complex="Menlo" fo:color="#646485" fo:font-size="10pt" style:font-size-asian="10pt" style:font-size-complex="10pt" fo:language="en" fo:country="GB"/>
    </style:style>
    <style:style style:name="T244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P24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46" style:parent-style-name="DefaultParagraphFont" style:family="text">
      <style:text-properties style:font-name="Menlo" style:font-name-complex="Menlo" fo:color="#646485" fo:font-size="10pt" style:font-size-asian="10pt" style:font-size-complex="10pt" fo:language="en" fo:country="GB"/>
    </style:style>
    <style:style style:name="T247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P24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49" style:parent-style-name="DefaultParagraphFont" style:family="text">
      <style:text-properties style:font-name="Menlo" style:font-name-complex="Menlo" fo:color="#646485" fo:font-size="10pt" style:font-size-asian="10pt" style:font-size-complex="10pt" fo:language="en" fo:country="GB"/>
    </style:style>
    <style:style style:name="T250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P25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52" style:parent-style-name="DefaultParagraphFont" style:family="text">
      <style:text-properties style:font-name="Menlo" style:font-name-complex="Menlo" fo:color="#646485" fo:font-size="10pt" style:font-size-asian="10pt" style:font-size-complex="10pt" fo:language="en" fo:country="GB"/>
    </style:style>
    <style:style style:name="T253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P25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55" style:parent-style-name="DefaultParagraphFont" style:family="text">
      <style:text-properties style:font-name="Menlo" style:font-name-complex="Menlo" fo:color="#646485" fo:font-size="10pt" style:font-size-asian="10pt" style:font-size-complex="10pt" fo:language="en" fo:country="GB"/>
    </style:style>
    <style:style style:name="T256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P25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25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5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6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61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6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26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6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26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66" style:parent-style-name="DefaultParagraphFont" style:family="text">
      <style:text-properties style:font-name="Menlo" style:font-name-complex="Menlo" fo:color="#C3741C" fo:font-size="9pt" style:font-size-asian="9pt" style:font-size-complex="9pt" fo:language="en" fo:country="GB"/>
    </style:style>
    <style:style style:name="P26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6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6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7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27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7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73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7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27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7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77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7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27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8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81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8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28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8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85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8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87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8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8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9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29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9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29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9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95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29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29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29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29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0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01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0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03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0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0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0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0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0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0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1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11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1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1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1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1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1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1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1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1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2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2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2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23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2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2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2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27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2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2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3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3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3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3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3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35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3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37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3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3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4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41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4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4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4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4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46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4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4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4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50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5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5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5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5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5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5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57" style:parent-style-name="DefaultParagraphFont" style:family="text">
      <style:text-properties style:font-name="Menlo" style:font-name-complex="Menlo" fo:color="#C3741C" fo:font-size="9pt" style:font-size-asian="9pt" style:font-size-complex="9pt" fo:language="en" fo:country="GB"/>
    </style:style>
    <style:style style:name="P35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5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6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6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62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6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64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6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66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6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68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6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70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7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7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7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7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7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76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37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7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7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8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81" style:parent-style-name="DefaultParagraphFont" style:family="text">
      <style:text-properties style:font-name="Menlo" style:font-name-complex="Menlo" fo:color="#C3741C" fo:font-size="9pt" style:font-size-asian="9pt" style:font-size-complex="9pt" fo:language="en" fo:country="GB"/>
    </style:style>
    <style:style style:name="P38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8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8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8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86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38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8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8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39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91" style:parent-style-name="DefaultParagraphFont" style:family="text">
      <style:text-properties style:font-name="Menlo" style:font-name-complex="Menlo" fo:color="#C3741C" fo:font-size="9pt" style:font-size-asian="9pt" style:font-size-complex="9pt" fo:language="en" fo:country="GB"/>
    </style:style>
    <style:style style:name="P39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9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9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39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39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397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39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39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0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01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40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40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0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05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40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0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0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0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1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11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412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13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41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41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1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17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41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1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2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2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22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23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42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25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426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42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2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2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43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3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32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33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43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35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436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43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43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3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44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4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42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4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4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4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4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47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44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49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45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5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5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45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5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55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45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45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5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45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6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6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46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46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6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6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6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6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6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69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47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47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72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73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47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7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7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77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47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79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48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8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8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48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8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85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48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48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8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48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9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9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49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49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49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95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49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9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49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499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50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01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50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0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50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05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0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07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0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09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10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51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51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1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51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15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16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517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51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19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52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52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22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2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2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2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2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27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52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52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3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53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53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3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3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35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36" style:parent-style-name="DefaultParagraphFont" style:family="text">
      <style:text-properties style:font-name="Menlo" style:font-name-complex="Menlo" fo:color="#DF0700" fo:font-size="10pt" style:font-size-asian="10pt" style:font-size-complex="10pt"/>
    </style:style>
    <style:style style:name="T537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538" style:parent-style-name="DefaultParagraphFont" style:family="text">
      <style:text-properties style:font-name="Menlo" style:font-name-complex="Menlo" fo:color="#DF0700" fo:font-size="10pt" style:font-size-asian="10pt" style:font-size-complex="10pt"/>
    </style:style>
    <style:style style:name="T539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540" style:parent-style-name="DefaultParagraphFont" style:family="text">
      <style:text-properties style:font-name="Menlo" style:font-name-complex="Menlo" fo:color="#DF0700" fo:font-size="10pt" style:font-size-asian="10pt" style:font-size-complex="10pt"/>
    </style:style>
    <style:style style:name="T54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4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4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54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54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4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47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54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49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5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55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5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53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55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55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5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57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55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5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56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56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6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63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56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56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6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67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56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56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7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71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572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7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7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75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57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77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57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79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58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8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8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8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8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85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8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87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88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589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90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59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92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9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9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9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59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597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59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599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0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0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0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0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0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05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06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607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0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09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1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1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1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1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14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61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1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1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1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1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2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2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22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23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62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25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626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27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28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P62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3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P63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63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3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3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35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3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37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3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39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40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64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42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64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4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45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646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47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48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64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65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5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52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65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654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5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56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65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58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65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60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66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66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6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64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66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666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6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68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66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67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7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7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7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7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75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7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77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78" style:parent-style-name="DefaultParagraphFont" style:family="text">
      <style:text-properties style:font-name="Menlo" style:font-name-complex="Menlo" fo:color="#294277" fo:font-size="10pt" style:font-size-asian="10pt" style:font-size-complex="10pt"/>
    </style:style>
    <style:style style:name="T679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8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81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8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83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84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68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86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8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88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8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90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91" style:parent-style-name="DefaultParagraphFont" style:family="text">
      <style:text-properties style:font-name="Menlo" style:font-name-complex="Menlo" fo:color="#C3741C" fo:font-size="9pt" style:font-size-asian="9pt" style:font-size-complex="9pt"/>
    </style:style>
    <style:style style:name="P69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hyphenate="true"/>
    </style:style>
    <style:style style:name="P69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94" style:parent-style-name="DefaultParagraphFont" style:family="text">
      <style:text-properties style:font-name="Menlo" style:font-name-complex="Menlo" fo:color="#000000" fo:font-size="9pt" style:font-size-asian="9pt" style:font-size-complex="9pt"/>
    </style:style>
    <style:style style:name="T695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69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69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69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69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70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0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70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0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04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70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06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0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08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70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10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1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12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1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14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P71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1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1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71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1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20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72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22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723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24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725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26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27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2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72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3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31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73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3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3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35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73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3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3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39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74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41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42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43" style:parent-style-name="DefaultParagraphFont" style:family="text">
      <style:text-properties style:font-name="Menlo" style:font-name-complex="Menlo" fo:color="#DF0700" fo:font-size="10pt" style:font-size-asian="10pt" style:font-size-complex="10pt" fo:language="en" fo:country="GB"/>
    </style:style>
    <style:style style:name="T74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4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4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4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style:font-name="Helvetica" style:font-name-complex="Helvetica" fo:font-size="8pt" style:font-size-asian="8pt" style:font-size-complex="8pt" fo:language="en" fo:country="GB" fo:hyphenate="true"/>
    </style:style>
    <style:style style:name="P748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49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50" style:parent-style-name="DefaultParagraphFont" style:family="text">
      <style:text-properties style:font-name="Menlo" style:font-name-complex="Menlo" fo:color="#294277" fo:font-size="10pt" style:font-size-asian="10pt" style:font-size-complex="10pt" fo:language="en" fo:country="GB"/>
    </style:style>
    <style:style style:name="T751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T752" style:parent-style-name="DefaultParagraphFont" style:family="text">
      <style:text-properties style:font-name="Menlo" style:font-name-complex="Menlo" fo:color="#C3741C" fo:font-size="9pt" style:font-size-asian="9pt" style:font-size-complex="9pt" fo:language="en" fo:country="GB"/>
    </style:style>
    <style:style style:name="P753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54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55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56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57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58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59" style:parent-style-name="Normal" style:family="paragraph">
      <style:paragraph-properties fo:widows="2" fo:orphans="2" style:text-autospace="none" style:vertical-align="auto">
        <style:tab-stops>
          <style:tab-stop style:type="left" style:position="0.4805in"/>
        </style:tab-stops>
      </style:paragraph-properties>
      <style:text-properties fo:hyphenate="true"/>
    </style:style>
    <style:style style:name="T760" style:parent-style-name="DefaultParagraphFont" style:family="text">
      <style:text-properties style:font-name="Menlo" style:font-name-complex="Menlo" fo:color="#000000" fo:font-size="9pt" style:font-size-asian="9pt" style:font-size-complex="9pt" fo:language="en" fo:country="GB"/>
    </style:style>
    <style:style style:name="P761" style:parent-style-name="Standard" style:family="paragraph">
      <style:paragraph-properties fo:text-align="justify" fo:margin-top="0.1666in" fo:line-height="100%"/>
    </style:style>
    <style:style style:name="T7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763" style:parent-style-name="Standard" style:family="paragraph">
      <style:paragraph-properties fo:text-align="justify"/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764" style:parent-style-name="Standard" style:family="paragraph">
      <style:paragraph-properties fo:text-align="justify"/>
    </style:style>
    <style:style style:name="T765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766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</office:automatic-styles>
  <office:body>
    <office:text text:use-soft-page-breaks="true">
      <text:p text:style-name="P1"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/>
      <text:p text:style-name="P6">Факультет: «Информационные технологии и прикладная математика»</text:p>
      <text:p text:style-name="P7">Кафедра: 806 «Вычислительная математика и программирование»</text:p>
      <text:p text:style-name="P8"><text:s/></text:p>
      <text:p text:style-name="P9"><text:s/></text:p>
      <text:p text:style-name="P10"><text:s/></text:p>
      <text:p text:style-name="P11"><text:s/></text:p>
      <text:p text:style-name="P12"><text:s/></text:p>
      <text:p text:style-name="P13">Лабораторная работа № 2</text:p>
      <text:p text:style-name="P14">по курсу «Операционные системы»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/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Студент:</text:p>
          </table:table-cell>
          <table:table-cell table:style-name="TableCell33">
            <text:p text:style-name="P34">Чурсина Н. А.</text:p>
          </table:table-cell>
        </table:table-row>
        <table:table-row table:style-name="TableRow35">
          <table:table-cell table:style-name="TableCell36">
            <text:p text:style-name="P37">Группа:</text:p>
          </table:table-cell>
          <table:table-cell table:style-name="TableCell38">
            <text:p text:style-name="P39">М8О-208Б-18</text:p>
          </table:table-cell>
        </table:table-row>
        <table:table-row table:style-name="TableRow40">
          <table:table-cell table:style-name="TableCell41">
            <text:p text:style-name="P42">Вариант:</text:p>
          </table:table-cell>
          <table:table-cell table:style-name="TableCell43">
            <text:p text:style-name="P44">8</text:p>
          </table:table-cell>
        </table:table-row>
        <table:table-row table:style-name="TableRow45">
          <table:table-cell table:style-name="TableCell46">
            <text:p text:style-name="P47">Преподаватель:</text:p>
          </table:table-cell>
          <table:table-cell table:style-name="TableCell48">
            <text:p text:style-name="P49">Миронов Е. С.</text:p>
          </table:table-cell>
        </table:table-row>
        <table:table-row table:style-name="TableRow50">
          <table:table-cell table:style-name="TableCell51">
            <text:p text:style-name="P52">Оценка: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Дата:</text:p>
          </table:table-cell>
          <table:table-cell table:style-name="TableCell58">
            <text:p text:style-name="P59"/>
          </table:table-cell>
        </table:table-row>
      </table:table>
      <text:p text:style-name="P60"/>
      <text:soft-page-break/>
      <text:p text:style-name="P61"><text:span text:style-name="T62">Москва, 2019</text:span></text:p>
      <text:soft-page-break/>
      <text:p text:style-name="P63"><text:span text:style-name="T64">1. Постановка задачи</text:span></text:p>
      <text:p text:style-name="P65"/>
      <text:p text:style-name="P66">На вход программе подается название 2-ух файлов. Необходимо отсортировать оба файла (каждый в отдельном процессе) произвольной сортировкой (на усмотрение студента). Родительским процессом вывести отсортированные файлы чередованием строк первого и второго файлов.</text:p>
      <text:p text:style-name="P67"><text:span text:style-name="T68">Операционная система:<text:s/></text:span><text:span text:style-name="T69">MacOS</text:span><text:span text:style-name="T70">.</text:span></text:p>
      <text:p text:style-name="P71"/>
      <text:p text:style-name="P72">Целью<text:s/>лабораторной работы является:</text:p>
      <text:p text:style-name="P73"/>
      <text:p text:style-name="P74">Приобретение практических навыков в:</text:p>
      <text:list text:style-name="WWNum5">
        <text:list-item>
          <text:p text:style-name="P75">Управление процессами в ОС</text:p>
        </text:list-item>
        <text:list-item>
          <text:p text:style-name="P76">Обеспечение обмена данных между процессами посредством каналов</text:p>
        </text:list-item>
      </text:list>
      <text:p text:style-name="P77"/>
      <text:p text:style-name="P78">Задание</text:p>
      <text:p text:style-name="P79"/>
      <text:p text:style-name="P80"><text:span text:style-name="T81">Составить и отладить программу на языке Си, осуществляющую работу с процессами и взаим</text:span><text:span text:style-name="T82">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</text:span><text:span text:style-name="T83">ия и/или каналы (pipe). Необходимо обрабатывать системные ошибки, которые могут возникнуть в результате работы.</text:span></text:p>
      <text:p text:style-name="P84"/>
      <text:p text:style-name="P85"><text:span text:style-name="T86">2. Решение задачи</text:span></text:p>
      <text:p text:style-name="P87"/>
      <text:p text:style-name="P88">Используемые системные вызовы:</text:p>
      <text:list text:style-name="WWNum6">
        <text:list-item>
          <text:p text:style-name="P89"><text:span text:style-name="T90">ssize</text:span><text:span text:style-name="T91">_</text:span><text:span text:style-name="T92">t</text:span><text:span text:style-name="T93"><text:s/></text:span><text:span text:style-name="T94">write</text:span><text:span text:style-name="T95">(</text:span><text:span text:style-name="T96">int </text:span><text:span text:style-name="T97">fd</text:span><text:span text:style-name="T98">,<text:s/></text:span><text:span text:style-name="T99">const</text:span><text:span text:style-name="T100"><text:s/></text:span><text:span text:style-name="T101">void</text:span><text:span text:style-name="T102"><text:s/>*</text:span><text:span text:style-name="T103">buf</text:span><text:span text:style-name="T104">,<text:s/></text:span><text:span text:style-name="T105">size</text:span><text:span text:style-name="T106">_</text:span><text:span text:style-name="T107">t </text:span><text:span text:style-name="T108">count</text:span><text:span text:style-name="T109">) -<text:s/></text:span><text:span text:style-name="T110">пишет до </text:span><text:span text:style-name="T111">count</text:span><text:span text:style-name="T112"> байт из буфера, на который указывает </text:span><text:span text:style-name="T113">buf</text:span><text:span text:style-name="T114">, в файле, на который ссылается файловый дескриптор </text:span><text:span text:style-name="T115">fd</text:span><text:span text:style-name="T116">.</text:span><text:span text:style-name="T117"><text:s/></text:span><text:span text:style-name="T118">(</text:span><text:span text:style-name="T119">записывает данные в канал обмена)</text:span></text:p>
        </text:list-item>
        <text:list-item>
          <text:p text:style-name="P120"><text:span text:style-name="T121">ssize</text:span><text:span text:style-name="T122">_</text:span><text:span text:style-name="T123">t</text:span><text:span text:style-name="T124"><text:s/></text:span><text:span text:style-name="T125">read</text:span><text:span text:style-name="T126">(</text:span><text:span text:style-name="T127">int </text:span><text:span text:style-name="T128">fd</text:span><text:span text:style-name="T129">,<text:s/></text:span><text:span text:style-name="T130">void</text:span><text:span text:style-name="T131"><text:s/>*</text:span><text:span text:style-name="T132">buf</text:span><text:span text:style-name="T133">,<text:s/></text:span><text:span text:style-name="T134">size</text:span><text:span text:style-name="T135">_</text:span><text:span text:style-name="T136">t </text:span><text:span text:style-name="T137">count</text:span><text:span text:style-name="T138">) -<text:s/></text:span><text:span text:style-name="T139">пытается прочитать </text:span><text:span text:style-name="T140">count</text:span><text:span text:style-name="T141"> байт из файлового дескриптора </text:span><text:span text:style-name="T142">fd</text:span><text:span text:style-name="T143"> в буфер,<text:s/></text:span><text:span text:style-name="T144">начинающийся по адресу </text:span><text:span text:style-name="T145">buf</text:span><text:span text:style-name="T146">.</text:span><text:span text:style-name="T147"><text:s/>Для файлов, поддерживающих смещения, операция чтения начинается с текущего файлового смещения, и файловое смещение увеличивается на количество прочитанных байт. Если текущее файловое смещение находится за концом файла, то ничего</text:span><text:span text:style-name="T148"><text:s/>не читается и<text:s/></text:span><text:span text:style-name="T149">read</text:span><text:span text:style-name="T150">() возвращает ноль. Если значение<text:s/></text:span><text:span text:style-name="T151">count<text:s/></text:span><text:span text:style-name="T152">равно 0, то<text:s/></text:span><text:span text:style-name="T153">read</text:span><text:span text:style-name="T154">()<text:s/></text:span><text:span text:style-name="T155">может<text:s/></text:span><text:span text:style-name="T156">обнаружить ошибки, описанные далее. При отсутствии ошибок, или если<text:s/></text:span><text:span text:style-name="T157">read</text:span><text:span text:style-name="T158">() не выполняет проверки, то<text:s/></text:span><text:span text:style-name="T159">read</text:span><text:span text:style-name="T160">() с<text:s/></text:span><text:span text:style-name="T161">count<text:s/></text:span><text:span text:style-name="T162">равным 0 возвращает 0 и ничего не меняет.</text:span><text:span text:style-name="T163"><text:s/></text:span><text:span text:style-name="T164">( <text:s/></text:span><text:span text:style-name="T165">читает данные канала обмена)</text:span></text:p>
        </text:list-item>
        <text:list-item>
          <text:p text:style-name="P166"><text:span text:style-name="T167">pid_t fork(voi</text:span><text:span text:style-name="T168">d) -<text:s/></text:span><text:span text:style-name="T169">создаёт новый процесс посредством копирования вызывающего процесса. Новый процесс считается </text:span><text:span text:style-name="T170">дочерним</text:span><text:span text:style-name="T171"> процессом. Вызывающий процесс считается </text:span><text:span text:style-name="T172">родительским</text:span><text:span text:style-name="T173"> процессом.</text:span><text:span text:style-name="T174"><text:s/>Дочерний и родительский процессы находятся в отдельных пространствах памяти. Сразу пос</text:span><text:span text:style-name="T175">ле<text:s/></text:span><text:span text:style-name="T176">fork</text:span><text:span text:style-name="T177">() эти пространства имеют одинаковое содержимое.</text:span></text:p>
        </text:list-item>
        <text:list-item>
          <text:p text:style-name="P178"><text:span text:style-name="T179">int close(</text:span><text:span text:style-name="T180">) -<text:s/></text:span><text:span text:style-name="T181">закрывает файловый дескриптор.</text:span><text:span text:style-name="T182"><text:s/></text:span></text:p>
        </text:list-item>
        <text:list-item>
          <text:p text:style-name="P183"><text:span text:style-name="T184">Pipe</text:span><text:span text:style-name="T185">() -</text:span><text:span text:style-name="T186"><text:s/></text:span><text:span text:style-name="T187">создаёт собственный поток обмена данными. <text:s/>При этом в передаваемый ей массив записываются числовые идентификаторы (дескрипторы) двух "концов" потока: один на чтение, другой на запись. Поток (pipe) работает по принципу "положенное первым - первым будет считано".</text:span></text:p>
        </text:list-item>
      </text:list>
      <text:p text:style-name="P188"><text:span text:style-name="T189">pid = fork();<text:s/></text:span><text:span text:style-name="T190">Начиная с этого момента, процессов становится два. У каждого своя память. в процессе-родителе pid хранит идентифика</text:span><text:span text:style-name="T191">тор ребёнка. в ребёнке в этой же переменной лежит 0. Далее в каждом случае надо закрыть "лишние" концы потоков. поскольку сама программа теперь существует в двух экземплярах, то фактически у каждого потока появляются вторые дескрипторы. И если произошла хо</text:span><text:span text:style-name="T192">ть какая-то ошибка, то общая переменная ошибок !=<text:s/></text:span><text:span text:style-name="T193">0.</text:span></text:p>
      <text:p text:style-name="P194"><text:span text:style-name="T195">ДЕМОНСТРАЦИЯ РАБОТЫ<text:s/></text:span><text:span text:style-name="T196">ПРОГРАММЫ</text:span><text:span text:style-name="T197">:</text:span><text:span text:style-name="T198"><text:tab/></text:span></text:p>
      <text:p text:style-name="P199"/>
      <text:p text:style-name="P200">Make sure all files are in the same folder.</text:p>
      <text:p text:style-name="P201">Enter the name of the first file</text:p>
      <text:p text:style-name="P202">file1.txt</text:p>
      <text:p text:style-name="P203">Enter the name of the second file</text:p>
      <text:p text:style-name="P204">file2.txt</text:p>
      <text:p text:style-name="P205">file1.txt</text:p>
      <text:p text:style-name="P206">file2.txt</text:p>
      <text:p text:style-name="P207">exit normally? true</text:p>
      <text:p text:style-name="P208">child exitcode = 0</text:p>
      <text:p text:style-name="P209">file1-&gt;0</text:p>
      <text:p text:style-name="P210">file2-&gt;4</text:p>
      <text:p text:style-name="P211">file1-&gt;1</text:p>
      <text:p text:style-name="P212">file2-&gt;6</text:p>
      <text:p text:style-name="P213">file1-&gt;2</text:p>
      <text:p text:style-name="P214">file2-&gt;7</text:p>
      <text:p text:style-name="P215">file1-&gt;3</text:p>
      <text:p text:style-name="P216">file2-&gt;8</text:p>
      <text:p text:style-name="P217">file1-&gt;5</text:p>
      <text:p text:style-name="P218">file2-&gt;9</text:p>
      <text:p text:style-name="P219"><text:span text:style-name="T220">3. Руководство по использованию программы</text:span></text:p>
      <text:p text:style-name="P221"><text:span text:style-name="T222">Компиляция и запуск программного кода в<text:s/></text:span><text:span text:style-name="T223">MacOs</text:span><text:span text:style-name="T224"><text:s/></text:span><text:span text:style-name="T225">Mojave</text:span><text:span text:style-name="T226"><text:s/></text:span><text:span text:style-name="T227">:</text:span></text:p>
      <text:p text:style-name="P228"><text:tab/>gcc -o main main.c</text:p>
      <text:p text:style-name="P229"><text:span text:style-name="T230"><text:tab/></text:span><text:span text:style-name="T231">./main</text:span><text:span text:style-name="T232"><text:s/></text:span></text:p>
      <text:p text:style-name="P233"/>
      <text:soft-page-break/>
      <text:p text:style-name="P234"><text:span text:style-name="T235">4.<text:s/></text:span><text:span text:style-name="T236">Листинг</text:span><text:span text:style-name="T237"><text:s/></text:span><text:span text:style-name="T238">программы</text:span></text:p>
      <text:p text:style-name="P239"><text:span text:style-name="T240">//вариант 8</text:span></text:p>
      <text:p text:style-name="P241"/>
      <text:p text:style-name="P242"><text:span text:style-name="T243">#include<text:s/></text:span><text:span text:style-name="T244">&lt;stdio.h&gt;</text:span></text:p>
      <text:p text:style-name="P245"><text:span text:style-name="T246">#include<text:s/></text:span><text:span text:style-name="T247">&lt;unistd.h&gt;</text:span></text:p>
      <text:p text:style-name="P248"><text:span text:style-name="T249">#include<text:s/></text:span><text:span text:style-name="T250">&lt;sys/types.h&gt;</text:span></text:p>
      <text:p text:style-name="P251"><text:span text:style-name="T252">#include<text:s/></text:span><text:span text:style-name="T253">&lt;sys/wait.h&gt;</text:span></text:p>
      <text:p text:style-name="P254"><text:span text:style-name="T255">#include<text:s/></text:span><text:span text:style-name="T256">&lt;stdlib.h&gt;</text:span></text:p>
      <text:p text:style-name="P257"/>
      <text:p text:style-name="P258"><text:span text:style-name="T259">void</text:span><text:span text:style-name="T260"><text:s/>sortBooble(</text:span><text:span text:style-name="T261">char</text:span><text:span text:style-name="T262">*massIn)</text:span></text:p>
      <text:p text:style-name="P263"><text:span text:style-name="T264">{</text:span></text:p>
      <text:p text:style-name="P265"><text:span text:style-name="T266">//сортировка пузырьком</text:span></text:p>
      <text:p text:style-name="P267"><text:span text:style-name="T268"><text:s text:c="4"/></text:span><text:span text:style-name="T269">int</text:span><text:span text:style-name="T270"><text:s/>tmp;</text:span></text:p>
      <text:p text:style-name="P271"><text:span text:style-name="T272"><text:s text:c="4"/></text:span><text:span text:style-name="T273">int</text:span><text:span text:style-name="T274"><text:s/>noSwap;</text:span></text:p>
      <text:p text:style-name="P275"><text:span text:style-name="T276"><text:s text:c="4"/></text:span><text:span text:style-name="T277">int</text:span><text:span text:style-name="T278"><text:s/>i;</text:span></text:p>
      <text:p text:style-name="P279"><text:span text:style-name="T280"><text:s text:c="4"/></text:span><text:span text:style-name="T281">int</text:span><text:span text:style-name="T282"><text:s/>N =strlen(massIn);</text:span></text:p>
      <text:p text:style-name="P283"><text:span text:style-name="T284"><text:s text:c="4"/></text:span><text:span text:style-name="T285">for</text:span><text:span text:style-name="T286"><text:s/>( i= N -<text:s/></text:span><text:span text:style-name="T287">1</text:span><text:span text:style-name="T288">; i &gt;=<text:s/></text:span><text:span text:style-name="T289">0</text:span><text:span text:style-name="T290">; i--)</text:span></text:p>
      <text:p text:style-name="P291"><text:span text:style-name="T292"><text:s text:c="4"/>{</text:span></text:p>
      <text:p text:style-name="P293"><text:span text:style-name="T294"><text:s text:c="8"/>noSwap =<text:s/></text:span><text:span text:style-name="T295">1</text:span><text:span text:style-name="T296">;</text:span></text:p>
      <text:p text:style-name="P297"><text:span text:style-name="T298"><text:s text:c="8"/></text:span><text:span text:style-name="T299">for</text:span><text:span text:style-name="T300"><text:s/>(</text:span><text:span text:style-name="T301">int</text:span><text:span text:style-name="T302"><text:s/>j =<text:s/></text:span><text:span text:style-name="T303">0</text:span><text:span text:style-name="T304">; j &lt; i; j++)</text:span></text:p>
      <text:p text:style-name="P305"><text:span text:style-name="T306"><text:s text:c="8"/>{</text:span></text:p>
      <text:p text:style-name="P307"><text:span text:style-name="T308"><text:s text:c="12"/></text:span><text:span text:style-name="T309">if</text:span><text:span text:style-name="T310"><text:s/>(massIn[j] &gt; massIn[j +<text:s/></text:span><text:span text:style-name="T311">1</text:span><text:span text:style-name="T312">])</text:span></text:p>
      <text:p text:style-name="P313"><text:span text:style-name="T314"><text:s text:c="12"/>{</text:span></text:p>
      <text:p text:style-name="P315"><text:span text:style-name="T316"><text:s text:c="16"/>tmp = massIn[j];</text:span></text:p>
      <text:p text:style-name="P317"><text:span text:style-name="T318"><text:s text:c="16"/>massIn[j] = massIn[j +<text:s/></text:span><text:span text:style-name="T319">1</text:span><text:span text:style-name="T320">];</text:span></text:p>
      <text:p text:style-name="P321"><text:span text:style-name="T322"><text:s text:c="16"/>massIn[j +<text:s/></text:span><text:span text:style-name="T323">1</text:span><text:span text:style-name="T324">] = tmp;</text:span></text:p>
      <text:p text:style-name="P325"><text:span text:style-name="T326"><text:s text:c="16"/>noSwap =<text:s/></text:span><text:span text:style-name="T327">0</text:span><text:span text:style-name="T328">;</text:span></text:p>
      <text:p text:style-name="P329"><text:span text:style-name="T330"><text:s text:c="12"/>}</text:span></text:p>
      <text:p text:style-name="P331"><text:span text:style-name="T332"><text:s text:c="8"/>}</text:span></text:p>
      <text:p text:style-name="P333"><text:span text:style-name="T334"><text:s text:c="8"/></text:span><text:span text:style-name="T335">if</text:span><text:span text:style-name="T336"><text:s/>(noSwap ==<text:s/></text:span><text:span text:style-name="T337">1</text:span><text:span text:style-name="T338">)</text:span></text:p>
      <text:p text:style-name="P339"><text:span text:style-name="T340"><text:s text:c="12"/></text:span><text:span text:style-name="T341">break</text:span><text:span text:style-name="T342">;</text:span></text:p>
      <text:p text:style-name="P343"><text:span text:style-name="T344"><text:s text:c="4"/>}</text:span></text:p>
      <text:p text:style-name="P345"/>
      <text:p text:style-name="P346"><text:span text:style-name="T347">}</text:span></text:p>
      <text:p text:style-name="P348"/>
      <text:p text:style-name="P349"><text:span text:style-name="T350">int</text:span><text:span text:style-name="T351"><text:s/>main()</text:span></text:p>
      <text:p text:style-name="P352"><text:span text:style-name="T353">{</text:span></text:p>
      <text:p text:style-name="P354"/>
      <text:p text:style-name="P355"><text:span text:style-name="T356"><text:s text:c="4"/>pid_t pid;</text:span><text:span text:style-name="T357">//идентификатор потока</text:span></text:p>
      <text:p text:style-name="P358"/>
      <text:p text:style-name="P359"/>
      <text:p text:style-name="P360"><text:span text:style-name="T361"><text:s text:c="4"/></text:span><text:span text:style-name="T362">char</text:span><text:span text:style-name="T363"><text:s/>fname1[</text:span><text:span text:style-name="T364">50</text:span><text:span text:style-name="T365">];</text:span></text:p>
      <text:p text:style-name="P366"><text:span text:style-name="T367"><text:s text:c="4"/></text:span><text:span text:style-name="T368">char</text:span><text:span text:style-name="T369"><text:s/>fname2[</text:span><text:span text:style-name="T370">50</text:span><text:span text:style-name="T371">];</text:span></text:p>
      <text:p text:style-name="P372"/>
      <text:p text:style-name="P373"/>
      <text:p text:style-name="P374"><text:span text:style-name="T375"><text:s text:c="2"/>printf(</text:span><text:span text:style-name="T376">"Make sure all files are in the same folder.\nEnter the name of the first file\n"</text:span><text:span text:style-name="T377">);</text:span></text:p>
      <text:p text:style-name="P378"><text:span text:style-name="T379"><text:s text:c="3"/>gets(fname1);</text:span></text:p>
      <text:p text:style-name="P380"><text:span text:style-name="T381">// <text:s text:c="3"/>fname1="/Users/macbook/Desktop/OS_2/file1.txt"</text:span></text:p>
      <text:p text:style-name="P382"/>
      <text:p text:style-name="P383"/>
      <text:p text:style-name="P384"><text:span text:style-name="T385"><text:s/>printf(</text:span><text:span text:style-name="T386">"\nEnter the name of the second file\n"</text:span><text:span text:style-name="T387">);</text:span></text:p>
      <text:p text:style-name="P388"><text:span text:style-name="T389"><text:s/>gets(fname2);</text:span></text:p>
      <text:p text:style-name="P390"><text:span text:style-name="T391">// <text:s text:c="3"/>fname2="/Users/macbook/Desktop/OS_2/file2.txt"</text:span></text:p>
      <text:p text:style-name="P392"/>
      <text:p text:style-name="P393"/>
      <text:p text:style-name="P394"/>
      <text:p text:style-name="P395"><text:span text:style-name="T396"><text:s text:c="4"/></text:span><text:span text:style-name="T397">char</text:span><text:span text:style-name="T398"><text:s/>*</text:span><text:span text:style-name="T399">filename</text:span><text:span text:style-name="T400">;</text:span><text:span text:style-name="T401">// указатель на путь к нужному файлу</text:span></text:p>
      <text:p text:style-name="P402"/>
      <text:p text:style-name="P403"><text:span text:style-name="T404"><text:s text:c="4"/></text:span><text:span text:style-name="T405">int</text:span><text:span text:style-name="T406"><text:s/></text:span><text:span text:style-name="T407">file</text:span><text:span text:style-name="T408">_</text:span><text:span text:style-name="T409">pipes</text:span><text:span text:style-name="T410">[</text:span><text:span text:style-name="T411">2</text:span><text:span text:style-name="T412">];</text:span><text:span text:style-name="T413">//массив для хранения файловых дескрипторов</text:span></text:p>
      <text:p text:style-name="P414"/>
      <text:p text:style-name="P415"><text:span text:style-name="T416"><text:s text:c="4"/></text:span><text:span text:style-name="T417">char</text:span><text:span text:style-name="T418"><text:s/></text:span><text:span text:style-name="T419">buffer</text:span><text:span text:style-name="T420">[</text:span><text:span text:style-name="T421">BUFSIZ</text:span><text:span text:style-name="T422"><text:s/>+<text:s/></text:span><text:span text:style-name="T423">1</text:span><text:span text:style-name="T424">];</text:span><text:span text:style-name="T425">//массив для чтения данных из канала</text:span></text:p>
      <text:p text:style-name="P426"/>
      <text:p text:style-name="P427"><text:span text:style-name="T428"><text:s text:c="4"/></text:span><text:span text:style-name="T429">char</text:span><text:span text:style-name="T430"><text:s/></text:span><text:span text:style-name="T431">dataFile</text:span><text:span text:style-name="T432">[</text:span><text:span text:style-name="T433">100</text:span><text:span text:style-name="T434">];</text:span><text:span text:style-name="T435">//массив для хранения данных</text:span></text:p>
      <text:p text:style-name="P436"/>
      <text:p text:style-name="P437"/>
      <text:soft-page-break/>
      <text:p text:style-name="P438"><text:span text:style-name="T439">if</text:span><text:span text:style-name="T440"><text:s/>(</text:span><text:span text:style-name="T441">pipe</text:span><text:span text:style-name="T442">(</text:span><text:span text:style-name="T443">file</text:span><text:span text:style-name="T444">_</text:span><text:span text:style-name="T445">pipes</text:span><text:span text:style-name="T446">) == -</text:span><text:span text:style-name="T447">1</text:span><text:span text:style-name="T448">)</text:span><text:span text:style-name="T449">//если канал обмена не создан</text:span></text:p>
      <text:p text:style-name="P450"><text:span text:style-name="T451"><text:s/></text:span><text:span text:style-name="T452">{</text:span></text:p>
      <text:p text:style-name="P453"><text:span text:style-name="T454"><text:s text:c="4"/>perror(</text:span><text:span text:style-name="T455">"pipe"</text:span><text:span text:style-name="T456">);</text:span></text:p>
      <text:p text:style-name="P457"><text:span text:style-name="T458"><text:s text:c="4"/>exit(EXIT_FAILURE);</text:span></text:p>
      <text:p text:style-name="P459"><text:span text:style-name="T460"><text:s/></text:span><text:span text:style-name="T461">}</text:span></text:p>
      <text:p text:style-name="P462"/>
      <text:p text:style-name="P463"><text:span text:style-name="T464"><text:s/></text:span><text:span text:style-name="T465">pid</text:span><text:span text:style-name="T466"><text:s/>=<text:s/></text:span><text:span text:style-name="T467">fork</text:span><text:span text:style-name="T468">();</text:span><text:span text:style-name="T469">//создаем новый поток</text:span></text:p>
      <text:p text:style-name="P470"/>
      <text:p text:style-name="P471"><text:span text:style-name="T472"><text:s text:c="2"/></text:span><text:span text:style-name="T473">if</text:span><text:span text:style-name="T474"><text:s/>(</text:span><text:span text:style-name="T475">pid</text:span><text:span text:style-name="T476"><text:s/>== -</text:span><text:span text:style-name="T477">1</text:span><text:span text:style-name="T478">)</text:span><text:span text:style-name="T479">//поток не создан</text:span></text:p>
      <text:p text:style-name="P480"><text:span text:style-name="T481"><text:s text:c="2"/></text:span><text:span text:style-name="T482">{</text:span></text:p>
      <text:p text:style-name="P483"><text:span text:style-name="T484"><text:s text:c="4"/>perror(</text:span><text:span text:style-name="T485">"fork"</text:span><text:span text:style-name="T486">);</text:span></text:p>
      <text:p text:style-name="P487"><text:span text:style-name="T488"><text:s text:c="4"/>exit(EXIT_FAILURE);</text:span></text:p>
      <text:p text:style-name="P489"><text:span text:style-name="T490"><text:s text:c="2"/></text:span><text:span text:style-name="T491">}</text:span></text:p>
      <text:p text:style-name="P492"/>
      <text:p text:style-name="P493"><text:span text:style-name="T494"><text:s text:c="4"/></text:span><text:span text:style-name="T495">if</text:span><text:span text:style-name="T496">(</text:span><text:span text:style-name="T497">pid</text:span><text:span text:style-name="T498"><text:s/>==</text:span><text:span text:style-name="T499">0</text:span><text:span text:style-name="T500">)</text:span><text:span text:style-name="T501">//ребенок</text:span></text:p>
      <text:p text:style-name="P502"><text:span text:style-name="T503"><text:s text:c="4"/>{</text:span></text:p>
      <text:p text:style-name="P504"><text:span text:style-name="T505"><text:s text:c="8"/></text:span><text:span text:style-name="T506">filename</text:span><text:span text:style-name="T507"><text:s/>=<text:s/></text:span><text:span text:style-name="T508">fname</text:span><text:span text:style-name="T509">2;</text:span><text:span text:style-name="T510">//будем читать данные со второго файла</text:span></text:p>
      <text:p text:style-name="P511"/>
      <text:p text:style-name="P512"><text:span text:style-name="T513"><text:s text:c="4"/>}</text:span></text:p>
      <text:p text:style-name="P514"><text:span text:style-name="T515"><text:s text:c="4"/></text:span><text:span text:style-name="T516">else</text:span><text:span text:style-name="T517">//главный поток</text:span></text:p>
      <text:p text:style-name="P518"><text:span text:style-name="T519"><text:s text:c="4"/>{</text:span></text:p>
      <text:p text:style-name="P520"/>
      <text:p text:style-name="P521"><text:span text:style-name="T522"><text:s text:c="8"/></text:span><text:span text:style-name="T523">filename</text:span><text:span text:style-name="T524"><text:s/>=</text:span><text:span text:style-name="T525">fname</text:span><text:span text:style-name="T526">1;</text:span><text:span text:style-name="T527">//читаем данные из первого файла</text:span></text:p>
      <text:p text:style-name="P528"/>
      <text:p text:style-name="P529"><text:span text:style-name="T530"><text:s text:c="4"/>}</text:span></text:p>
      <text:p text:style-name="P531"/>
      <text:p text:style-name="P532"><text:span text:style-name="T533"><text:s text:c="4"/></text:span><text:span text:style-name="T534">printf</text:span><text:span text:style-name="T535">(</text:span><text:span text:style-name="T536">"%</text:span><text:span text:style-name="T537">s</text:span><text:span text:style-name="T538">\</text:span><text:span text:style-name="T539">n</text:span><text:span text:style-name="T540">"</text:span><text:span text:style-name="T541">,</text:span><text:span text:style-name="T542">filename</text:span><text:span text:style-name="T543">);</text:span></text:p>
      <text:p text:style-name="P544"/>
      <text:p text:style-name="P545"><text:span text:style-name="T546"><text:s text:c="4"/></text:span><text:span text:style-name="T547">//--------------читаем данные из файла</text:span></text:p>
      <text:p text:style-name="P548"><text:span text:style-name="T549"><text:s text:c="4"/></text:span><text:span text:style-name="T550">FILE * myFile;</text:span></text:p>
      <text:p text:style-name="P551"><text:span text:style-name="T552"><text:s text:c="4"/>myFile = fopen(filename,</text:span><text:span text:style-name="T553">"r"</text:span><text:span text:style-name="T554">);</text:span></text:p>
      <text:p text:style-name="P555"><text:span text:style-name="T556"><text:s text:c="4"/></text:span><text:span text:style-name="T557">int</text:span><text:span text:style-name="T558"><text:s/>i=</text:span><text:span text:style-name="T559">0</text:span><text:span text:style-name="T560">;</text:span></text:p>
      <text:p text:style-name="P561"><text:span text:style-name="T562"><text:s text:c="4"/>fscanf(myFile,<text:s/></text:span><text:span text:style-name="T563">"%s"</text:span><text:span text:style-name="T564">, dataFile);</text:span></text:p>
      <text:p text:style-name="P565"><text:span text:style-name="T566"><text:s text:c="4"/></text:span><text:span text:style-name="T567">//------------------------------------</text:span></text:p>
      <text:p text:style-name="P568"/>
      <text:p text:style-name="P569"><text:span text:style-name="T570"><text:s text:c="4"/></text:span><text:span text:style-name="T571">if</text:span><text:span text:style-name="T572">(</text:span><text:span text:style-name="T573">pid</text:span><text:span text:style-name="T574">==</text:span><text:span text:style-name="T575">0</text:span><text:span text:style-name="T576">)</text:span><text:span text:style-name="T577">//если ребенок</text:span></text:p>
      <text:p text:style-name="P578"><text:span text:style-name="T579"><text:s text:c="4"/>{</text:span></text:p>
      <text:p text:style-name="P580"><text:span text:style-name="T581"><text:s text:c="8"/></text:span><text:span text:style-name="T582">close</text:span><text:span text:style-name="T583">(</text:span><text:span text:style-name="T584">file</text:span><text:span text:style-name="T585">_</text:span><text:span text:style-name="T586">pipes</text:span><text:span text:style-name="T587">[</text:span><text:span text:style-name="T588">0</text:span><text:span text:style-name="T589">]);</text:span><text:span text:style-name="T590">//закрываем выход для чтения</text:span></text:p>
      <text:p text:style-name="P591"><text:span text:style-name="T592"><text:s text:c="8"/></text:span><text:span text:style-name="T593">sortBooble</text:span><text:span text:style-name="T594">(</text:span><text:span text:style-name="T595">dataFile</text:span><text:span text:style-name="T596">);</text:span><text:span text:style-name="T597">//сортируем данные</text:span></text:p>
      <text:p text:style-name="P598"><text:span text:style-name="T599"><text:s text:c="8"/></text:span><text:span text:style-name="T600">write</text:span><text:span text:style-name="T601">(</text:span><text:span text:style-name="T602">file</text:span><text:span text:style-name="T603">_</text:span><text:span text:style-name="T604">pipes</text:span><text:span text:style-name="T605">[</text:span><text:span text:style-name="T606">1</text:span><text:span text:style-name="T607">],<text:s/></text:span><text:span text:style-name="T608">dataFile</text:span><text:span text:style-name="T609">,<text:s/></text:span><text:span text:style-name="T610">strlen</text:span><text:span text:style-name="T611">(</text:span><text:span text:style-name="T612">dataFile</text:span><text:span text:style-name="T613">));</text:span><text:span text:style-name="T614">//записываем данные в канал обмена</text:span></text:p>
      <text:p text:style-name="P615"><text:span text:style-name="T616"><text:s text:c="9"/>_</text:span><text:span text:style-name="T617">exit</text:span><text:span text:style-name="T618">(</text:span><text:span text:style-name="T619">EXIT</text:span><text:span text:style-name="T620">_</text:span><text:span text:style-name="T621">SUCCESS</text:span><text:span text:style-name="T622">);</text:span><text:span text:style-name="T623">//выходим из потока</text:span></text:p>
      <text:p text:style-name="P624"><text:span text:style-name="T625"><text:s text:c="4"/>}</text:span></text:p>
      <text:p text:style-name="P626"><text:span text:style-name="T627"><text:s text:c="4"/></text:span><text:span text:style-name="T628">else</text:span></text:p>
      <text:p text:style-name="P629"><text:span text:style-name="T630"><text:s text:c="4"/>{</text:span></text:p>
      <text:p text:style-name="P631"/>
      <text:p text:style-name="P632"><text:span text:style-name="T633"><text:s text:c="8"/></text:span><text:span text:style-name="T634">close</text:span><text:span text:style-name="T635">(</text:span><text:span text:style-name="T636">file</text:span><text:span text:style-name="T637">_</text:span><text:span text:style-name="T638">pipes</text:span><text:span text:style-name="T639">[</text:span><text:span text:style-name="T640">1</text:span><text:span text:style-name="T641">]);</text:span><text:span text:style-name="T642">//закрываем выход для записи</text:span></text:p>
      <text:p text:style-name="P643"><text:span text:style-name="T644"><text:s text:c="8"/></text:span><text:span text:style-name="T645">//-------------------------------------выводим данные о завершении дочернего потока</text:span></text:p>
      <text:p text:style-name="P646"><text:span text:style-name="T647"><text:s text:c="8"/></text:span><text:span text:style-name="T648">int</text:span><text:span text:style-name="T649"><text:s/>status;</text:span></text:p>
      <text:p text:style-name="P650"><text:span text:style-name="T651"><text:s text:c="8"/>waitpid(pid, &amp;status,<text:s/></text:span><text:span text:style-name="T652">0</text:span><text:span text:style-name="T653">);</text:span></text:p>
      <text:p text:style-name="P654"><text:span text:style-name="T655"><text:s text:c="8"/>printf(</text:span><text:span text:style-name="T656">"exit normally? %s\n"</text:span><text:span text:style-name="T657">, (WIFEXITED(status) ?<text:s/></text:span><text:span text:style-name="T658">"true"</text:span><text:span text:style-name="T659"><text:s/>:<text:s/></text:span><text:span text:style-name="T660">"false"</text:span><text:span text:style-name="T661">));</text:span></text:p>
      <text:p text:style-name="P662"><text:span text:style-name="T663"><text:s text:c="8"/>printf(</text:span><text:span text:style-name="T664">"child exitcode = %i\n"</text:span><text:span text:style-name="T665">, WEXITSTATUS(status));</text:span></text:p>
      <text:p text:style-name="P666"><text:span text:style-name="T667"><text:s text:c="8"/></text:span><text:span text:style-name="T668">//---------------------------------------------------------------------------------</text:span></text:p>
      <text:p text:style-name="P669"/>
      <text:p text:style-name="P670"><text:span text:style-name="T671"><text:s text:c="8"/></text:span><text:span text:style-name="T672">read</text:span><text:span text:style-name="T673">(</text:span><text:span text:style-name="T674">file</text:span><text:span text:style-name="T675">_</text:span><text:span text:style-name="T676">pipes</text:span><text:span text:style-name="T677">[</text:span><text:span text:style-name="T678">0</text:span><text:span text:style-name="T679">],<text:s/></text:span><text:span text:style-name="T680">buffer</text:span><text:span text:style-name="T681">,<text:s/></text:span><text:span text:style-name="T682">BUFSIZ</text:span><text:span text:style-name="T683">);</text:span><text:span text:style-name="T684">//читаем данные из канала обмена</text:span></text:p>
      <text:p text:style-name="P685"><text:span text:style-name="T686"><text:s text:c="8"/></text:span><text:span text:style-name="T687">sortBooble</text:span><text:span text:style-name="T688">(</text:span><text:span text:style-name="T689">dataFile</text:span><text:span text:style-name="T690">);</text:span><text:span text:style-name="T691">//сортируем текущие даннные родительского потока</text:span></text:p>
      <text:p text:style-name="P692"/>
      <text:p text:style-name="P693"><text:span text:style-name="T694"><text:s text:c="8"/></text:span><text:span text:style-name="T695">int</text:span><text:span text:style-name="T696"><text:s/>s_data= strlen(dataFile);</text:span></text:p>
      <text:p text:style-name="P697"><text:span text:style-name="T698"><text:s text:c="8"/></text:span><text:span text:style-name="T699">int</text:span><text:span text:style-name="T700"><text:s/>s_buf = strlen(buffer);</text:span></text:p>
      <text:p text:style-name="P701"/>
      <text:p text:style-name="P702"><text:span text:style-name="T703"><text:s text:c="8"/></text:span><text:span text:style-name="T704">int</text:span><text:span text:style-name="T705"><text:s/>p;</text:span></text:p>
      <text:p text:style-name="P706"><text:span text:style-name="T707"><text:s text:c="8"/></text:span><text:span text:style-name="T708">if</text:span><text:span text:style-name="T709">(s_data&gt;s_buf)</text:span></text:p>
      <text:p text:style-name="P710"><text:span text:style-name="T711"><text:s text:c="8"/>p=s_data;</text:span></text:p>
      <text:p text:style-name="P712"><text:span text:style-name="T713"><text:s text:c="8"/></text:span><text:span text:style-name="T714">else</text:span></text:p>
      <text:p text:style-name="P715"><text:span text:style-name="T716"><text:s text:c="8"/>p=s_buf;</text:span></text:p>
      <text:p text:style-name="P717"/>
      <text:p text:style-name="P718"><text:span text:style-name="T719"><text:s text:c="8"/></text:span><text:span text:style-name="T720">for</text:span><text:span text:style-name="T721">(<text:s/></text:span><text:span text:style-name="T722">int</text:span><text:span text:style-name="T723"><text:s/>i=</text:span><text:span text:style-name="T724">0</text:span><text:span text:style-name="T725">; i&lt;p; i++)</text:span></text:p>
      <text:p text:style-name="P726"><text:span text:style-name="T727"><text:s text:c="8"/>{</text:span></text:p>
      <text:p text:style-name="P728"/>
      <text:p text:style-name="P729"><text:span text:style-name="T730"><text:s text:c="12"/></text:span><text:span text:style-name="T731">if</text:span><text:span text:style-name="T732">(i&lt;s_data)</text:span></text:p>
      <text:p text:style-name="P733"><text:span text:style-name="T734"><text:s text:c="12"/>printf(</text:span><text:span text:style-name="T735">"file1-&gt;%c\n"</text:span><text:span text:style-name="T736">,dataFile[i]);</text:span></text:p>
      <text:p text:style-name="P737"><text:span text:style-name="T738"><text:s text:c="12"/></text:span><text:span text:style-name="T739">if</text:span><text:span text:style-name="T740">(i&lt;s_buf)</text:span></text:p>
      <text:p text:style-name="P741"><text:span text:style-name="T742"><text:s text:c="12"/>printf(</text:span><text:span text:style-name="T743">"file2-&gt;%c\n"</text:span><text:span text:style-name="T744">,buffer[i]);</text:span></text:p>
      <text:p text:style-name="P745"><text:span text:style-name="T746"><text:s text:c="8"/>}</text:span></text:p>
      <text:p text:style-name="P747"/>
      <text:p text:style-name="P748"><text:span text:style-name="T749"><text:s text:c="8"/>wait(</text:span><text:span text:style-name="T750">NULL</text:span><text:span text:style-name="T751">); <text:s text:c="15"/></text:span><text:span text:style-name="T752">/* Ожидание потомка */</text:span></text:p>
      <text:p text:style-name="P753"><text:span text:style-name="T754"><text:s text:c="8"/>fclose(myFile);</text:span></text:p>
      <text:p text:style-name="P755"><text:span text:style-name="T756"><text:s text:c="8"/>_exit(EXIT_SUCCESS);</text:span></text:p>
      <text:p text:style-name="P757"><text:span text:style-name="T758"><text:s text:c="4"/>}</text:span></text:p>
      <text:p text:style-name="P759"><text:span text:style-name="T760">}</text:span></text:p>
      <text:p text:style-name="P761"><text:span text:style-name="T762">5. Вывод</text:span></text:p>
      <text:p text:style-name="P763">Современные программы редко работают в одном процессе или потоке. Довольно частая ситуация: нам необходимо запустить какую-то программу из нашей. Также многие программы создают дочерние процессы не для запуска другой программы, а для выполнения параллельной задачи. Например, так поступают простые сетевые серверы — при подсоединении клиента, сервер создаёт свою копию (дочерний процесс), которая обслуживает клиентское соединение и завершается по его закрытии. Родительский же процесс продолжает ожидать новых соединений.</text:p>
      <text:p text:style-name="P764"><text:span text:style-name="T765">При работе с потоками и процессами необходимо быть весьма осторожным, так как возможно допус</text:span><text:span text:style-name="T766">тить различные ошибки, которые затем будет сложно отловить и исправить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9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apple-tab-span" style:display-name="apple-tab-span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="Times New Roman" style:font-name-asian="Times New Roman" style:font-name-complex="Symbol" fo:font-size="12pt" style:font-size-asian="12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="Times New Roman" style:font-name-asian="Times New Roman" style:font-name-complex="Symbol" fo:font-size="12pt" style:font-size-asian="12pt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 fo:font-size="12pt" style:font-size-asian="12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7" style:display-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Виолетта Подгорная</meta:initial-creator>
    <dc:creator>Microsoft Office User</dc:creator>
    <meta:creation-date>2018-10-15T20:49:00Z</meta:creation-date>
    <dc:date>2019-12-20T10:12:00Z</dc:date>
    <meta:template xlink:href="Normal.dotm" xlink:type="simple"/>
    <meta:editing-cycles>13</meta:editing-cycles>
    <meta:editing-duration>PT7560S</meta:editing-duration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5" meta:word-count="1156" meta:character-count="7736" meta:row-count="54" meta:non-whitespace-character-count="6595"/>
  </office:meta>
</office:document-meta>
</file>